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string">
            <text:p>S</text:p>
          </table:table-cell>
          <table:table-cell table:style-name="ce1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number-columns-repeated="2"/>
          <table:table-cell office:value-type="string">
            <text:p>Covariances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2188">
            <text:p>0.07</text:p>
          </table:table-cell>
          <table:table-cell office:value-type="float" office:value="61248.3">
            <text:p>61248.3</text:p>
          </table:table-cell>
          <table:table-cell office:value-type="float" office:value="0.600896">
            <text:p>0.6</text:p>
          </table:table-cell>
          <table:table-cell office:value-type="float" office:value="1.50561">
            <text:p>1.51</text:p>
          </table:table-cell>
          <table:table-cell office:value-type="float" office:value="191.843">
            <text:p>191.84</text:p>
          </table:table-cell>
          <table:table-cell table:style-name="ce2"/>
          <table:table-cell table:style-name="ce2" office:value-type="string">
            <text:p>Cut / Mean</text:p>
          </table:table-cell>
          <table:table-cell table:style-name="ce3" table:formula="of:=-1*CORREL('MuCHI2Cut';'Mean')" office:value-type="float" office:value="-0.704559787655207">
            <text:p>-0.704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1661">
            <text:p>0.07</text:p>
          </table:table-cell>
          <table:table-cell office:value-type="float" office:value="61233.5">
            <text:p>61233.5</text:p>
          </table:table-cell>
          <table:table-cell office:value-type="float" office:value="0.601443">
            <text:p>0.6</text:p>
          </table:table-cell>
          <table:table-cell office:value-type="float" office:value="1.50905">
            <text:p>1.51</text:p>
          </table:table-cell>
          <table:table-cell office:value-type="float" office:value="191.907">
            <text:p>191.91</text:p>
          </table:table-cell>
          <table:table-cell table:style-name="ce2"/>
          <table:table-cell table:style-name="ce2" office:value-type="string">
            <text:p>Cut / Error</text:p>
          </table:table-cell>
          <table:table-cell table:style-name="ce3" table:formula="of:=-1*CORREL('MuCHI2Cut';'Error')" office:value-type="float" office:value="0.624996949682177">
            <text:p>0.625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1389">
            <text:p>0.07</text:p>
          </table:table-cell>
          <table:table-cell office:value-type="float" office:value="61239.1">
            <text:p>61239.1</text:p>
          </table:table-cell>
          <table:table-cell office:value-type="float" office:value="0.602236">
            <text:p>0.6</text:p>
          </table:table-cell>
          <table:table-cell office:value-type="float" office:value="1.51406">
            <text:p>1.51</text:p>
          </table:table-cell>
          <table:table-cell office:value-type="float" office:value="192.043">
            <text:p>192.04</text:p>
          </table:table-cell>
          <table:table-cell table:style-name="ce2"/>
          <table:table-cell table:style-name="ce2" office:value-type="string">
            <text:p>Cut / S</text:p>
          </table:table-cell>
          <table:table-cell table:style-name="ce3" table:formula="of:=-1*CORREL('MuCHI2Cut';'S')" office:value-type="float" office:value="-0.801401619562161">
            <text:p>-0.801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1189">
            <text:p>0.07</text:p>
          </table:table-cell>
          <table:table-cell office:value-type="float" office:value="61228.5">
            <text:p>61228.5</text:p>
          </table:table-cell>
          <table:table-cell office:value-type="float" office:value="0.602939">
            <text:p>0.6</text:p>
          </table:table-cell>
          <table:table-cell office:value-type="float" office:value="1.5185">
            <text:p>1.52</text:p>
          </table:table-cell>
          <table:table-cell office:value-type="float" office:value="192.138">
            <text:p>192.14</text:p>
          </table:table-cell>
          <table:table-cell table:style-name="ce2"/>
          <table:table-cell table:style-name="ce2" office:value-type="string">
            <text:p>Cut / S/(S+B)</text:p>
          </table:table-cell>
          <table:table-cell table:style-name="ce3" table:formula="of:=-1*CORREL('MuCHI2Cut';'S/(S+B)')" office:value-type="float" office:value="0.947303550939768">
            <text:p>0.947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0085">
            <text:p>0.07</text:p>
          </table:table-cell>
          <table:table-cell office:value-type="float" office:value="61225.4">
            <text:p>61225.4</text:p>
          </table:table-cell>
          <table:table-cell office:value-type="float" office:value="0.603807">
            <text:p>0.6</text:p>
          </table:table-cell>
          <table:table-cell office:value-type="float" office:value="1.52402">
            <text:p>1.52</text:p>
          </table:table-cell>
          <table:table-cell office:value-type="float" office:value="192.271">
            <text:p>192.27</text:p>
          </table:table-cell>
          <table:table-cell table:style-name="ce2"/>
          <table:table-cell table:style-name="ce2" office:value-type="string">
            <text:p>Cut / S/B</text:p>
          </table:table-cell>
          <table:table-cell table:style-name="ce3" table:formula="of:=-1*CORREL('MuCHI2Cut';'S/B')" office:value-type="float" office:value="0.908164280145023">
            <text:p>0.908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00704">
            <text:p>0.07</text:p>
          </table:table-cell>
          <table:table-cell office:value-type="float" office:value="61204.8">
            <text:p>61204.8</text:p>
          </table:table-cell>
          <table:table-cell office:value-type="float" office:value="0.604563">
            <text:p>0.6</text:p>
          </table:table-cell>
          <table:table-cell office:value-type="float" office:value="1.52885">
            <text:p>1.53</text:p>
          </table:table-cell>
          <table:table-cell office:value-type="float" office:value="192.359">
            <text:p>192.36</text:p>
          </table:table-cell>
          <table:table-cell table:style-name="ce2"/>
          <table:table-cell table:style-name="ce2" office:value-type="string">
            <text:p>Cut / S/sqrt(S+B)</text:p>
          </table:table-cell>
          <table:table-cell table:style-name="ce3" table:formula="of:=-1*CORREL('MuCHI2Cut';'S/sqrt(S+B)')" office:value-type="float" office:value="-0.674629290021462">
            <text:p>-0.674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00161">
            <text:p>0.07</text:p>
          </table:table-cell>
          <table:table-cell office:value-type="float" office:value="61212.5">
            <text:p>61212.5</text:p>
          </table:table-cell>
          <table:table-cell office:value-type="float" office:value="0.605824">
            <text:p>0.61</text:p>
          </table:table-cell>
          <table:table-cell office:value-type="float" office:value="1.53694">
            <text:p>1.54</text:p>
          </table:table-cell>
          <table:table-cell office:value-type="float" office:value="192.572">
            <text:p>192.57</text:p>
          </table:table-cell>
          <table:table-cell table:style-name="ce2"/>
          <table:table-cell table:style-name="ce2" office:value-type="string">
            <text:p>Error / Sig</text:p>
          </table:table-cell>
          <table:table-cell table:style-name="ce4" table:formula="of:=CORREL('Error';'S/sqrt(S+B)')" office:value-type="float" office:value="-0.987931240288283">
            <text:p>-0.987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699858">
            <text:p>0.07</text:p>
          </table:table-cell>
          <table:table-cell office:value-type="float" office:value="61203.9">
            <text:p>61203.9</text:p>
          </table:table-cell>
          <table:table-cell office:value-type="float" office:value="0.606899">
            <text:p>0.61</text:p>
          </table:table-cell>
          <table:table-cell office:value-type="float" office:value="1.54387">
            <text:p>1.54</text:p>
          </table:table-cell>
          <table:table-cell office:value-type="float" office:value="192.729">
            <text:p>192.73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699531">
            <text:p>0.07</text:p>
          </table:table-cell>
          <table:table-cell office:value-type="float" office:value="61175.8">
            <text:p>61175.8</text:p>
          </table:table-cell>
          <table:table-cell office:value-type="float" office:value="0.60791">
            <text:p>0.61</text:p>
          </table:table-cell>
          <table:table-cell office:value-type="float" office:value="1.55044">
            <text:p>1.55</text:p>
          </table:table-cell>
          <table:table-cell office:value-type="float" office:value="192.846">
            <text:p>192.8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55">
            <text:p>2.55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698697">
            <text:p>0.07</text:p>
          </table:table-cell>
          <table:table-cell office:value-type="float" office:value="61171.1">
            <text:p>61171.1</text:p>
          </table:table-cell>
          <table:table-cell office:value-type="float" office:value="0.609219">
            <text:p>0.61</text:p>
          </table:table-cell>
          <table:table-cell office:value-type="float" office:value="1.55898">
            <text:p>1.56</text:p>
          </table:table-cell>
          <table:table-cell office:value-type="float" office:value="193.046">
            <text:p>193.0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698603">
            <text:p>0.07</text:p>
          </table:table-cell>
          <table:table-cell office:value-type="float" office:value="61116.1">
            <text:p>61116.1</text:p>
          </table:table-cell>
          <table:table-cell office:value-type="float" office:value="0.610356">
            <text:p>0.61</text:p>
          </table:table-cell>
          <table:table-cell office:value-type="float" office:value="1.56645">
            <text:p>1.57</text:p>
          </table:table-cell>
          <table:table-cell office:value-type="float" office:value="193.139">
            <text:p>193.1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698299">
            <text:p>0.07</text:p>
          </table:table-cell>
          <table:table-cell office:value-type="float" office:value="61022.8">
            <text:p>61022.8</text:p>
          </table:table-cell>
          <table:table-cell office:value-type="float" office:value="0.611372">
            <text:p>0.61</text:p>
          </table:table-cell>
          <table:table-cell office:value-type="float" office:value="1.57315">
            <text:p>1.57</text:p>
          </table:table-cell>
          <table:table-cell office:value-type="float" office:value="193.152">
            <text:p>193.1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697595">
            <text:p>0.07</text:p>
          </table:table-cell>
          <table:table-cell office:value-type="float" office:value="60987.9">
            <text:p>60987.9</text:p>
          </table:table-cell>
          <table:table-cell office:value-type="float" office:value="0.613129">
            <text:p>0.61</text:p>
          </table:table-cell>
          <table:table-cell office:value-type="float" office:value="1.58484">
            <text:p>1.58</text:p>
          </table:table-cell>
          <table:table-cell office:value-type="float" office:value="193.374">
            <text:p>193.3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35">
            <text:p>2.35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696655">
            <text:p>0.07</text:p>
          </table:table-cell>
          <table:table-cell office:value-type="float" office:value="60960.9">
            <text:p>60960.9</text:p>
          </table:table-cell>
          <table:table-cell office:value-type="float" office:value="0.615181">
            <text:p>0.62</text:p>
          </table:table-cell>
          <table:table-cell office:value-type="float" office:value="1.59863">
            <text:p>1.6</text:p>
          </table:table-cell>
          <table:table-cell office:value-type="float" office:value="193.654">
            <text:p>193.6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695933">
            <text:p>0.07</text:p>
          </table:table-cell>
          <table:table-cell office:value-type="float" office:value="60911.8">
            <text:p>60911.8</text:p>
          </table:table-cell>
          <table:table-cell office:value-type="float" office:value="0.617322">
            <text:p>0.62</text:p>
          </table:table-cell>
          <table:table-cell office:value-type="float" office:value="1.61316">
            <text:p>1.61</text:p>
          </table:table-cell>
          <table:table-cell office:value-type="float" office:value="193.913">
            <text:p>193.9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695425">
            <text:p>0.07</text:p>
          </table:table-cell>
          <table:table-cell office:value-type="float" office:value="60841.6">
            <text:p>60841.6</text:p>
          </table:table-cell>
          <table:table-cell office:value-type="float" office:value="0.619336">
            <text:p>0.62</text:p>
          </table:table-cell>
          <table:table-cell office:value-type="float" office:value="1.62699">
            <text:p>1.63</text:p>
          </table:table-cell>
          <table:table-cell office:value-type="float" office:value="194.117">
            <text:p>194.1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694781">
            <text:p>0.07</text:p>
          </table:table-cell>
          <table:table-cell office:value-type="float" office:value="60669.5">
            <text:p>60669.5</text:p>
          </table:table-cell>
          <table:table-cell office:value-type="float" office:value="0.621003">
            <text:p>0.62</text:p>
          </table:table-cell>
          <table:table-cell office:value-type="float" office:value="1.63854">
            <text:p>1.64</text:p>
          </table:table-cell>
          <table:table-cell office:value-type="float" office:value="194.103">
            <text:p>194.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15">
            <text:p>2.15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693983">
            <text:p>0.07</text:p>
          </table:table-cell>
          <table:table-cell office:value-type="float" office:value="60521.5">
            <text:p>60521.5</text:p>
          </table:table-cell>
          <table:table-cell office:value-type="float" office:value="0.623021">
            <text:p>0.62</text:p>
          </table:table-cell>
          <table:table-cell office:value-type="float" office:value="1.65267">
            <text:p>1.65</text:p>
          </table:table-cell>
          <table:table-cell office:value-type="float" office:value="194.181">
            <text:p>194.1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693512">
            <text:p>0.07</text:p>
          </table:table-cell>
          <table:table-cell office:value-type="float" office:value="60369.7">
            <text:p>60369.7</text:p>
          </table:table-cell>
          <table:table-cell office:value-type="float" office:value="0.62558">
            <text:p>0.63</text:p>
          </table:table-cell>
          <table:table-cell office:value-type="float" office:value="1.6708">
            <text:p>1.67</text:p>
          </table:table-cell>
          <table:table-cell office:value-type="float" office:value="194.335">
            <text:p>194.3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692389">
            <text:p>0.07</text:p>
          </table:table-cell>
          <table:table-cell office:value-type="float" office:value="60211.6">
            <text:p>60211.6</text:p>
          </table:table-cell>
          <table:table-cell office:value-type="float" office:value="0.62879">
            <text:p>0.63</text:p>
          </table:table-cell>
          <table:table-cell office:value-type="float" office:value="1.69389">
            <text:p>1.69</text:p>
          </table:table-cell>
          <table:table-cell office:value-type="float" office:value="194.578">
            <text:p>194.5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691644">
            <text:p>0.07</text:p>
          </table:table-cell>
          <table:table-cell office:value-type="float" office:value="59989.7">
            <text:p>59989.7</text:p>
          </table:table-cell>
          <table:table-cell office:value-type="float" office:value="0.63195">
            <text:p>0.63</text:p>
          </table:table-cell>
          <table:table-cell office:value-type="float" office:value="1.71702">
            <text:p>1.72</text:p>
          </table:table-cell>
          <table:table-cell office:value-type="float" office:value="194.706">
            <text:p>194.7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691543">
            <text:p>0.07</text:p>
          </table:table-cell>
          <table:table-cell office:value-type="float" office:value="59671.5">
            <text:p>59671.5</text:p>
          </table:table-cell>
          <table:table-cell office:value-type="float" office:value="0.635038">
            <text:p>0.64</text:p>
          </table:table-cell>
          <table:table-cell office:value-type="float" office:value="1.74001">
            <text:p>1.74</text:p>
          </table:table-cell>
          <table:table-cell office:value-type="float" office:value="194.663">
            <text:p>194.6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691743">
            <text:p>0.07</text:p>
          </table:table-cell>
          <table:table-cell office:value-type="float" office:value="59333.1">
            <text:p>59333.1</text:p>
          </table:table-cell>
          <table:table-cell office:value-type="float" office:value="0.638787">
            <text:p>0.64</text:p>
          </table:table-cell>
          <table:table-cell office:value-type="float" office:value="1.76845">
            <text:p>1.77</text:p>
          </table:table-cell>
          <table:table-cell office:value-type="float" office:value="194.682">
            <text:p>194.6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85">
            <text:p>1.85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692144">
            <text:p>0.07</text:p>
          </table:table-cell>
          <table:table-cell office:value-type="float" office:value="59018.2">
            <text:p>59018.2</text:p>
          </table:table-cell>
          <table:table-cell office:value-type="float" office:value="0.64365">
            <text:p>0.64</text:p>
          </table:table-cell>
          <table:table-cell office:value-type="float" office:value="1.80623">
            <text:p>1.81</text:p>
          </table:table-cell>
          <table:table-cell office:value-type="float" office:value="194.903">
            <text:p>194.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692689">
            <text:p>0.07</text:p>
          </table:table-cell>
          <table:table-cell office:value-type="float" office:value="58353.3">
            <text:p>58353.3</text:p>
          </table:table-cell>
          <table:table-cell office:value-type="float" office:value="0.646287">
            <text:p>0.65</text:p>
          </table:table-cell>
          <table:table-cell office:value-type="float" office:value="1.82715">
            <text:p>1.83</text:p>
          </table:table-cell>
          <table:table-cell office:value-type="float" office:value="194.198">
            <text:p>194.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0694236">
            <text:p>0.07</text:p>
          </table:table-cell>
          <table:table-cell office:value-type="float" office:value="57769.9">
            <text:p>57769.9</text:p>
          </table:table-cell>
          <table:table-cell office:value-type="float" office:value="0.651259">
            <text:p>0.65</text:p>
          </table:table-cell>
          <table:table-cell office:value-type="float" office:value="1.86746">
            <text:p>1.87</text:p>
          </table:table-cell>
          <table:table-cell office:value-type="float" office:value="193.967">
            <text:p>193.9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0696461">
            <text:p>0.07</text:p>
          </table:table-cell>
          <table:table-cell office:value-type="float" office:value="56918.5">
            <text:p>56918.5</text:p>
          </table:table-cell>
          <table:table-cell office:value-type="float" office:value="0.655328">
            <text:p>0.66</text:p>
          </table:table-cell>
          <table:table-cell office:value-type="float" office:value="1.90131">
            <text:p>1.9</text:p>
          </table:table-cell>
          <table:table-cell office:value-type="float" office:value="193.133">
            <text:p>193.1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3099.44">
            <text:p>3099.44</text:p>
          </table:table-cell>
          <table:table-cell office:value-type="float" office:value="0.0699861">
            <text:p>0.07</text:p>
          </table:table-cell>
          <table:table-cell office:value-type="float" office:value="55911.9">
            <text:p>55911.9</text:p>
          </table:table-cell>
          <table:table-cell office:value-type="float" office:value="0.66056">
            <text:p>0.66</text:p>
          </table:table-cell>
          <table:table-cell office:value-type="float" office:value="1.94603">
            <text:p>1.95</text:p>
          </table:table-cell>
          <table:table-cell office:value-type="float" office:value="192.18">
            <text:p>192.1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099.45">
            <text:p>3099.45</text:p>
          </table:table-cell>
          <table:table-cell office:value-type="float" office:value="0.0705488">
            <text:p>0.07</text:p>
          </table:table-cell>
          <table:table-cell office:value-type="float" office:value="54736.8">
            <text:p>54736.8</text:p>
          </table:table-cell>
          <table:table-cell office:value-type="float" office:value="0.666659">
            <text:p>0.67</text:p>
          </table:table-cell>
          <table:table-cell office:value-type="float" office:value="1.99994">
            <text:p>2</text:p>
          </table:table-cell>
          <table:table-cell office:value-type="float" office:value="191.026">
            <text:p>191.0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55">
            <text:p>1.55</text:p>
          </table:table-cell>
          <table:table-cell office:value-type="float" office:value="0">
            <text:p>0</text:p>
          </table:table-cell>
          <table:table-cell office:value-type="float" office:value="3099.44">
            <text:p>3099.44</text:p>
          </table:table-cell>
          <table:table-cell office:value-type="float" office:value="0.0712008">
            <text:p>0.07</text:p>
          </table:table-cell>
          <table:table-cell office:value-type="float" office:value="53219.5">
            <text:p>53219.5</text:p>
          </table:table-cell>
          <table:table-cell office:value-type="float" office:value="0.671734">
            <text:p>0.67</text:p>
          </table:table-cell>
          <table:table-cell office:value-type="float" office:value="2.04631">
            <text:p>2.05</text:p>
          </table:table-cell>
          <table:table-cell office:value-type="float" office:value="189.075">
            <text:p>189.0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0720034">
            <text:p>0.07</text:p>
          </table:table-cell>
          <table:table-cell office:value-type="float" office:value="51572.8">
            <text:p>51572.8</text:p>
          </table:table-cell>
          <table:table-cell office:value-type="float" office:value="0.678206">
            <text:p>0.68</text:p>
          </table:table-cell>
          <table:table-cell office:value-type="float" office:value="2.10758">
            <text:p>2.11</text:p>
          </table:table-cell>
          <table:table-cell office:value-type="float" office:value="187.021">
            <text:p>187.0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731441">
            <text:p>0.07</text:p>
          </table:table-cell>
          <table:table-cell office:value-type="float" office:value="49579">
            <text:p>49579</text:p>
          </table:table-cell>
          <table:table-cell office:value-type="float" office:value="0.685892">
            <text:p>0.69</text:p>
          </table:table-cell>
          <table:table-cell office:value-type="float" office:value="2.18362">
            <text:p>2.18</text:p>
          </table:table-cell>
          <table:table-cell office:value-type="float" office:value="184.407">
            <text:p>184.4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747125">
            <text:p>0.07</text:p>
          </table:table-cell>
          <table:table-cell office:value-type="float" office:value="47017.1">
            <text:p>47017.1</text:p>
          </table:table-cell>
          <table:table-cell office:value-type="float" office:value="0.691609">
            <text:p>0.69</text:p>
          </table:table-cell>
          <table:table-cell office:value-type="float" office:value="2.24264">
            <text:p>2.24</text:p>
          </table:table-cell>
          <table:table-cell office:value-type="float" office:value="180.326">
            <text:p>180.3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0769637">
            <text:p>0.08</text:p>
          </table:table-cell>
          <table:table-cell office:value-type="float" office:value="44245">
            <text:p>44245</text:p>
          </table:table-cell>
          <table:table-cell office:value-type="float" office:value="0.699734">
            <text:p>0.7</text:p>
          </table:table-cell>
          <table:table-cell office:value-type="float" office:value="2.33038">
            <text:p>2.33</text:p>
          </table:table-cell>
          <table:table-cell office:value-type="float" office:value="175.954">
            <text:p>175.9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3099.43">
            <text:p>3099.43</text:p>
          </table:table-cell>
          <table:table-cell office:value-type="float" office:value="0.0798629">
            <text:p>0.08</text:p>
          </table:table-cell>
          <table:table-cell office:value-type="float" office:value="40785.4">
            <text:p>40785.4</text:p>
          </table:table-cell>
          <table:table-cell office:value-type="float" office:value="0.70607">
            <text:p>0.71</text:p>
          </table:table-cell>
          <table:table-cell office:value-type="float" office:value="2.40217">
            <text:p>2.4</text:p>
          </table:table-cell>
          <table:table-cell office:value-type="float" office:value="169.698">
            <text:p>169.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8354">
            <text:p>0.08</text:p>
          </table:table-cell>
          <table:table-cell office:value-type="float" office:value="37027.9">
            <text:p>37027.9</text:p>
          </table:table-cell>
          <table:table-cell office:value-type="float" office:value="0.712526">
            <text:p>0.71</text:p>
          </table:table-cell>
          <table:table-cell office:value-type="float" office:value="2.47858">
            <text:p>2.48</text:p>
          </table:table-cell>
          <table:table-cell office:value-type="float" office:value="162.429">
            <text:p>162.4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3099.51">
            <text:p>3099.51</text:p>
          </table:table-cell>
          <table:table-cell office:value-type="float" office:value="0.0882883">
            <text:p>0.09</text:p>
          </table:table-cell>
          <table:table-cell office:value-type="float" office:value="32938.5">
            <text:p>32938.5</text:p>
          </table:table-cell>
          <table:table-cell office:value-type="float" office:value="0.7197">
            <text:p>0.72</text:p>
          </table:table-cell>
          <table:table-cell office:value-type="float" office:value="2.56761">
            <text:p>2.57</text:p>
          </table:table-cell>
          <table:table-cell office:value-type="float" office:value="153.967">
            <text:p>153.9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943677">
            <text:p>0.09</text:p>
          </table:table-cell>
          <table:table-cell office:value-type="float" office:value="28808.6">
            <text:p>28808.6</text:p>
          </table:table-cell>
          <table:table-cell office:value-type="float" office:value="0.729721">
            <text:p>0.73</text:p>
          </table:table-cell>
          <table:table-cell office:value-type="float" office:value="2.69988">
            <text:p>2.7</text:p>
          </table:table-cell>
          <table:table-cell office:value-type="float" office:value="144.991">
            <text:p>144.9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102518">
            <text:p>0.1</text:p>
          </table:table-cell>
          <table:table-cell office:value-type="float" office:value="24378.6">
            <text:p>24378.6</text:p>
          </table:table-cell>
          <table:table-cell office:value-type="float" office:value="0.738255">
            <text:p>0.74</text:p>
          </table:table-cell>
          <table:table-cell office:value-type="float" office:value="2.82051">
            <text:p>2.82</text:p>
          </table:table-cell>
          <table:table-cell office:value-type="float" office:value="134.155">
            <text:p>134.1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3099.44">
            <text:p>3099.44</text:p>
          </table:table-cell>
          <table:table-cell office:value-type="float" office:value="0.113665">
            <text:p>0.11</text:p>
          </table:table-cell>
          <table:table-cell office:value-type="float" office:value="20011">
            <text:p>20011</text:p>
          </table:table-cell>
          <table:table-cell office:value-type="float" office:value="0.747598">
            <text:p>0.75</text:p>
          </table:table-cell>
          <table:table-cell office:value-type="float" office:value="2.96193">
            <text:p>2.96</text:p>
          </table:table-cell>
          <table:table-cell office:value-type="float" office:value="122.312">
            <text:p>122.3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99.45">
            <text:p>3099.45</text:p>
          </table:table-cell>
          <table:table-cell office:value-type="float" office:value="0.127963">
            <text:p>0.13</text:p>
          </table:table-cell>
          <table:table-cell office:value-type="float" office:value="15607.4">
            <text:p>15607.4</text:p>
          </table:table-cell>
          <table:table-cell office:value-type="float" office:value="0.749669">
            <text:p>0.75</text:p>
          </table:table-cell>
          <table:table-cell office:value-type="float" office:value="2.99472">
            <text:p>2.99</text:p>
          </table:table-cell>
          <table:table-cell office:value-type="float" office:value="108.168">
            <text:p>108.17</text:p>
          </table:table-cell>
          <table:table-cell table:number-columns-repeated="3"/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4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named-expressions>
        <table:named-range table:name="BB" table:base-cell-address="$Data.$B$1" table:cell-range-address="$Data.$B$2:.$B$65536"/>
      </table:named-expressions>
      <table:database-ranges>
        <table:database-range table:target-range-address="Data.A1:Data.L6553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6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2T16:02:36</dc:date>
    <dc:creator>Jack Wimberley</dc:creator>
    <meta:generator>OpenOffice.org/3.1$Unix OpenOffice.org_project/310m19$Build-9420</meta:generator>
    <meta:editing-duration>PT01H29M13S</meta:editing-duration>
    <meta:editing-cycles>7</meta:editing-cycles>
    <meta:document-statistic meta:table-count="6" meta:cell-count="53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42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H2:Data.H42" chart:label-cell-address="Data.H1:Data.H1" chart:class="chart:scatte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188">
                <text:p text:id="Data.H2:Data.H42">0.0702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1661">
                <text:p>0.0701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1389">
                <text:p>0.0701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1189">
                <text:p>0.0701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085">
                <text:p>0.070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0704">
                <text:p>0.070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0161">
                <text:p>0.0700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858">
                <text:p>0.0699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99531">
                <text:p>0.0699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8697">
                <text:p>0.0698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8603">
                <text:p>0.0698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98299">
                <text:p>0.0698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97595">
                <text:p>0.0697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6655">
                <text:p>0.069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95933">
                <text:p>0.0695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95425">
                <text:p>0.0695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94781">
                <text:p>0.0694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3983">
                <text:p>0.0693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3512">
                <text:p>0.0693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92389">
                <text:p>0.0692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91644">
                <text:p>0.0691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1543">
                <text:p>0.0691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91743">
                <text:p>0.0691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92144">
                <text:p>0.0692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92689">
                <text:p>0.0692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94236">
                <text:p>0.0694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96461">
                <text:p>0.0696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99861">
                <text:p>0.0699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5488">
                <text:p>0.0705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12008">
                <text:p>0.0712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20034">
                <text:p>0.07200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31441">
                <text:p>0.0731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7125">
                <text:p>0.074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69637">
                <text:p>0.0769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98629">
                <text:p>0.0798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54">
                <text:p>0.08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82883">
                <text:p>0.0882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43677">
                <text:p>0.0943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2518">
                <text:p>0.102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3665">
                <text:p>0.113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963">
                <text:p>0.127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42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42" chart:label-cell-address="Data.I1:Data.I1" chart:class="chart:scatte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48.3">
                <text:p text:id="Data.I2:Data.I42">6124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33.5">
                <text:p>6123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239.1">
                <text:p>6123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228.5">
                <text:p>612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225.4">
                <text:p>6122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204.8">
                <text:p>612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212.5">
                <text:p>612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03.9">
                <text:p>6120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175.8">
                <text:p>6117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171.1">
                <text:p>6117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116.1">
                <text:p>6111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022.8">
                <text:p>6102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987.9">
                <text:p>6098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60.9">
                <text:p>6096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911.8">
                <text:p>6091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841.6">
                <text:p>6084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669.5">
                <text:p>6066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521.5">
                <text:p>6052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369.7">
                <text:p>603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211.6">
                <text:p>6021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989.7">
                <text:p>5998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671.5">
                <text:p>5967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333.1">
                <text:p>5933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018.2">
                <text:p>59018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353.3">
                <text:p>58353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769.9">
                <text:p>57769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918.5">
                <text:p>5691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911.9">
                <text:p>5591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736.8">
                <text:p>54736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219.5">
                <text:p>5321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572.8">
                <text:p>51572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579">
                <text:p>49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17.1">
                <text:p>47017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245">
                <text:p>44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785.4">
                <text:p>4078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27.9">
                <text:p>3702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938.5">
                <text:p>32938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08.6">
                <text:p>28808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78.6">
                <text:p>2437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11">
                <text:p>20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07.4">
                <text:p>15607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42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42" chart:label-cell-address="Data.J1:Data.J1" chart:class="chart:scatte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J1:Data.J4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0896">
                <text:p>0.60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1443">
                <text:p>0.601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236">
                <text:p>0.602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2939">
                <text:p>0.602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3807">
                <text:p>0.603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4563">
                <text:p>0.604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5824">
                <text:p>0.605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6899">
                <text:p>0.606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91">
                <text:p>0.60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0356">
                <text:p>0.610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1372">
                <text:p>0.611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3129">
                <text:p>0.613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5181">
                <text:p>0.615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7322">
                <text:p>0.617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9336">
                <text:p>0.619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1003">
                <text:p>0.621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3021">
                <text:p>0.623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558">
                <text:p>0.62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879">
                <text:p>0.62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195">
                <text:p>0.63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5038">
                <text:p>0.635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8787">
                <text:p>0.638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365">
                <text:p>0.64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6287">
                <text:p>0.646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1259">
                <text:p>0.651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5328">
                <text:p>0.655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056">
                <text:p>0.66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6659">
                <text:p>0.666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1734">
                <text:p>0.671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8206">
                <text:p>0.678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85892">
                <text:p>0.685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1609">
                <text:p>0.691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734">
                <text:p>0.699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607">
                <text:p>0.706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2526">
                <text:p>0.712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9721">
                <text:p>0.729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8255">
                <text:p>0.738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7598">
                <text:p>0.747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49669">
                <text:p>0.749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42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42" chart:label-cell-address="Data.K1:Data.K1" chart:class="chart:scatte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61">
                <text:p text:id="Data.K2:Data.K42">1.50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905">
                <text:p>1.50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406">
                <text:p>1.5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85">
                <text:p>1.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2402">
                <text:p>1.52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885">
                <text:p>1.52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3694">
                <text:p>1.5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387">
                <text:p>1.54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044">
                <text:p>1.55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5898">
                <text:p>1.55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6645">
                <text:p>1.56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7315">
                <text:p>1.57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484">
                <text:p>1.58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863">
                <text:p>1.59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1316">
                <text:p>1.61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2699">
                <text:p>1.62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3854">
                <text:p>1.63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267">
                <text:p>1.65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708">
                <text:p>1.6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389">
                <text:p>1.69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1702">
                <text:p>1.71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001">
                <text:p>1.74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845">
                <text:p>1.76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0623">
                <text:p>1.80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715">
                <text:p>1.82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6746">
                <text:p>1.86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131">
                <text:p>1.90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4603">
                <text:p>1.9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9994">
                <text:p>1.9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631">
                <text:p>2.04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0758">
                <text:p>2.1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8362">
                <text:p>2.183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4264">
                <text:p>2.24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3038">
                <text:p>2.33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0217">
                <text:p>2.40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7858">
                <text:p>2.478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6761">
                <text:p>2.56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9988">
                <text:p>2.69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2051">
                <text:p>2.82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6193">
                <text:p>2.96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9472">
                <text:p>2.99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42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2:Data.L42" chart:label-cell-address="Data.L1:Data.L1" chart:class="chart:scatte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.843">
                <text:p text:id="Data.L2:Data.L42">191.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.907">
                <text:p>191.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.043">
                <text:p>192.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138">
                <text:p>192.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.271">
                <text:p>192.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.359">
                <text:p>192.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572">
                <text:p>192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.729">
                <text:p>192.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.846">
                <text:p>192.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.046">
                <text:p>193.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.139">
                <text:p>193.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152">
                <text:p>193.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.374">
                <text:p>193.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.654">
                <text:p>193.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.913">
                <text:p>193.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117">
                <text:p>194.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.103">
                <text:p>194.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.181">
                <text:p>194.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.335">
                <text:p>194.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.578">
                <text:p>194.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.706">
                <text:p>194.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.682">
                <text:p>194.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.903">
                <text:p>194.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.198">
                <text:p>194.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.967">
                <text:p>193.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.133">
                <text:p>193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.18">
                <text:p>192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.026">
                <text:p>191.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9.075">
                <text:p>189.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.021">
                <text:p>187.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.407">
                <text:p>184.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326">
                <text:p>180.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.954">
                <text:p>175.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.698">
                <text:p>169.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.429">
                <text:p>162.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.967">
                <text:p>153.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.991">
                <text:p>144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155">
                <text:p>134.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.312">
                <text:p>122.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.168">
                <text:p>108.1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